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aecf00" draw:textarea-horizontal-align="center" draw:textarea-vertical-align="middle"/>
    </style:style>
    <style:style style:name="gr3" style:family="graphic" style:parent-style-name="standard">
      <style:graphic-properties draw:fill="solid" draw:fill-color="#aecf00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2" draw:layer="layout" svg:width="3.093cm" svg:height="2.348cm" svg:x="7.274cm" svg:y="0.095cm">
          <text:p text:style-name="P1"><text:span text:style-name="T1">Another card</text:span></text:p>
        </draw:rect>
        <draw:rect draw:style-name="gr2" draw:text-style-name="P2" draw:layer="layout" svg:width="2.023cm" svg:height="0.662cm" svg:x="2.847cm" svg:y="0.307cm">
          <text:p text:style-name="P1"><text:span text:style-name="T1">QSFP+ #0</text:span></text:p>
        </draw:rect>
        <draw:rect draw:style-name="gr3" draw:text-style-name="P2" draw:layer="layout" svg:width="1.484cm" svg:height="0.661cm" svg:x="5.791cm" svg:y="0.335cm">
          <text:p/>
        </draw:rect>
        <draw:custom-shape draw:style-name="gr4" draw:text-style-name="P3" draw:layer="layout" svg:width="0.918cm" svg:height="0.17cm" svg:x="4.87cm" svg:y="0.542cm">
          <text:p/>
          <draw:enhanced-geometry svg:viewBox="0 0 21600 21600" draw:type="rectangle" draw:enhanced-path="M 0 0 L 21600 0 21600 21600 0 21600 0 0 Z N"/>
        </draw:custom-shape>
        <draw:rect draw:style-name="gr1" draw:text-style-name="P4" draw:layer="layout" svg:width="2.762cm" svg:height="2.348cm" svg:x="0.099cm" svg:y="0.095cm">
          <text:p text:style-name="P1"><text:span text:style-name="T2">Combo car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as Sulc</meta:initial-creator>
    <meta:creation-date>2015-01-07T12:44:52</meta:creation-date>
    <dc:date>2015-01-13T08:10:02</dc:date>
    <dc:creator>Tomas Sulc</dc:creator>
    <meta:editing-duration>PT9M43S</meta:editing-duration>
    <meta:editing-cycles>5</meta:editing-cycles>
    <meta:generator>LibreOffice/3.5$Linux_X86_64 LibreOffice_project/350m1$Build-2</meta:generator>
    <meta:document-statistic meta:object-count="5"/>
  </office:meta>
</office:document-meta>
</file>